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2580000006F3CF459D361FC0A85.png" manifest:media-type="image/png"/>
  <manifest:file-entry manifest:full-path="Pictures/10000000000002580000006E15A420EC09457754.png" manifest:media-type="image/png"/>
  <manifest:file-entry manifest:full-path="Pictures/10000000000002580000007062A80943FB962FF8.png" manifest:media-type="image/png"/>
  <manifest:file-entry manifest:full-path="Pictures/100000000000025800000078A7453943672B432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isago Greek SSi" svg:font-family="'Eisago Greek SS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1.802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1.76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1.8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.39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.353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T1" style:family="text">
      <style:text-properties style:font-name="Eisago Greek SSi" style:font-name-asian="Eisago Greek SSi" style:font-name-complex="Eisago Greek SS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.114cm" svg:height="2.82cm" svg:x="0.65cm" svg:y="6.518cm">
          <draw:image xlink:href="Pictures/100000000000025800000078A7453943672B432B.png" xlink:type="simple" xlink:show="embed" xlink:actuate="onLoad">
            <text:p/>
          </draw:image>
        </draw:frame>
        <draw:frame draw:style-name="gr2" draw:text-style-name="P2" draw:layer="layout" svg:width="2.268cm" svg:height="1.043cm" svg:x="15.259cm" svg:y="6.799cm">
          <draw:text-box>
            <text:p text:style-name="P1">POPS</text:p>
          </draw:text-box>
        </draw:frame>
        <draw:frame draw:style-name="gr1" draw:layer="layout" svg:width="14.114cm" svg:height="2.632cm" svg:x="0.65cm" svg:y="0.45cm">
          <draw:image xlink:href="Pictures/10000000000002580000007062A80943FB962FF8.png" xlink:type="simple" xlink:show="embed" xlink:actuate="onLoad">
            <text:p/>
          </draw:image>
        </draw:frame>
        <draw:frame draw:style-name="gr3" draw:text-style-name="P2" draw:layer="layout" svg:width="2.302cm" svg:height="1.013cm" svg:x="15.259cm" svg:y="1.085cm">
          <draw:text-box>
            <text:p text:style-name="P1">POPC</text:p>
          </draw:text-box>
        </draw:frame>
        <draw:frame draw:style-name="gr4" draw:layer="layout" svg:width="14.114cm" svg:height="2.609cm" svg:x="0.51cm" svg:y="3.624cm">
          <draw:image xlink:href="Pictures/10000000000002580000006F3CF459D361FC0A85.png" xlink:type="simple" xlink:show="embed" xlink:actuate="onLoad">
            <text:p/>
          </draw:image>
        </draw:frame>
        <draw:frame draw:style-name="gr5" draw:text-style-name="P2" draw:layer="layout" svg:width="2.268cm" svg:height="1.013cm" svg:x="15.259cm" svg:y="4.259cm">
          <draw:text-box>
            <text:p text:style-name="P1">POPE</text:p>
          </draw:text-box>
        </draw:frame>
        <draw:frame draw:style-name="gr4" draw:layer="layout" svg:width="14.114cm" svg:height="2.585cm" svg:x="0.51cm" svg:y="9.927cm">
          <draw:image xlink:href="Pictures/10000000000002580000006E15A420EC09457754.png" xlink:type="simple" xlink:show="embed" xlink:actuate="onLoad">
            <text:p/>
          </draw:image>
        </draw:frame>
        <draw:frame draw:style-name="gr6" draw:text-style-name="P2" draw:layer="layout" svg:width="2.34cm" svg:height="1.013cm" svg:x="15.259cm" svg:y="10.23cm">
          <draw:text-box>
            <text:p text:style-name="P1">POPG</text:p>
          </draw:text-box>
        </draw:frame>
        <draw:frame draw:style-name="gr7" draw:text-style-name="P2" draw:layer="layout" svg:width="0.891cm" svg:height="1.013cm" svg:x="12.719cm" svg:y="1.477cm">
          <draw:text-box>
            <text:p text:style-name="P1"><text:span text:style-name="T1">a</text:span></text:p>
          </draw:text-box>
        </draw:frame>
        <draw:frame draw:style-name="gr8" draw:text-style-name="P2" draw:layer="layout" svg:width="0.891cm" svg:height="1.013cm" svg:x="13.354cm" svg:y="0.35cm">
          <draw:text-box>
            <text:p text:style-name="P1"><text:span text:style-name="T1">b</text:span></text:p>
          </draw:text-box>
        </draw:frame>
        <draw:frame draw:style-name="gr9" draw:text-style-name="P2" draw:layer="layout" svg:width="0.853cm" svg:height="1.013cm" svg:x="14.524cm" svg:y="0.55cm">
          <draw:text-box>
            <text:p text:style-name="P1"><text:span text:style-name="T1">g</text:span></text:p>
          </draw:text-box>
        </draw:frame>
        <draw:frame draw:style-name="gr7" draw:text-style-name="P2" draw:layer="layout" svg:width="0.891cm" svg:height="1.013cm" svg:x="12.52cm" svg:y="4.577cm">
          <draw:text-box>
            <text:p text:style-name="P1"><text:span text:style-name="T1">a</text:span></text:p>
          </draw:text-box>
        </draw:frame>
        <draw:frame draw:style-name="gr7" draw:text-style-name="P2" draw:layer="layout" svg:width="0.891cm" svg:height="1.013cm" svg:x="12.62cm" svg:y="7.676cm">
          <draw:text-box>
            <text:p text:style-name="P1"><text:span text:style-name="T1">a</text:span></text:p>
          </draw:text-box>
        </draw:frame>
        <draw:frame draw:style-name="gr7" draw:text-style-name="P2" draw:layer="layout" svg:width="0.891cm" svg:height="1.013cm" svg:x="12.219cm" svg:y="10.876cm">
          <draw:text-box>
            <text:p text:style-name="P1"><text:span text:style-name="T1">a</text:span></text:p>
          </draw:text-box>
        </draw:frame>
        <draw:frame draw:style-name="gr8" draw:text-style-name="P2" draw:layer="layout" svg:width="0.891cm" svg:height="1.013cm" svg:x="13.055cm" svg:y="3.55cm">
          <draw:text-box>
            <text:p text:style-name="P1"><text:span text:style-name="T1">b</text:span></text:p>
          </draw:text-box>
        </draw:frame>
        <draw:frame draw:style-name="gr8" draw:text-style-name="P2" draw:layer="layout" svg:width="0.891cm" svg:height="1.013cm" svg:x="12.455cm" svg:y="6.25cm">
          <draw:text-box>
            <text:p text:style-name="P1"><text:span text:style-name="T1">b</text:span></text:p>
          </draw:text-box>
        </draw:frame>
        <draw:frame draw:style-name="gr8" draw:text-style-name="P2" draw:layer="layout" svg:width="0.891cm" svg:height="1.013cm" svg:x="12.819cm" svg:y="10.708cm">
          <draw:text-box>
            <text:p text:style-name="P1"><text:span text:style-name="T1">b</text:span></text:p>
          </draw:text-box>
        </draw:frame>
        <draw:frame draw:style-name="gr9" draw:text-style-name="P2" draw:layer="layout" svg:width="0.853cm" svg:height="1.013cm" svg:x="13.325cm" svg:y="10.749cm">
          <draw:text-box>
            <text:p text:style-name="P1"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isago Greek SSi" svg:font-family="'Eisago Greek SSi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Song" svg:font-family="Song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ng" style:font-family-asian="Song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4:56:49.937546000</meta:creation-date>
    <dc:date>2017-11-01T15:06:35.134545000</dc:date>
    <meta:editing-duration>PT9M46S</meta:editing-duration>
    <meta:editing-cycles>3</meta:editing-cycles>
    <meta:generator>LibreOffice/5.3.3.2$MacOSX_X86_64 LibreOffice_project/3d9a8b4b4e538a85e0782bd6c2d430bafe583448</meta:generator>
    <meta:document-statistic meta:object-count="18"/>
  </office:meta>
</office:document-meta>
</file>